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miles in the last week34.75 </text:p>
      <text:p text:style-name="P18"/>
      <text:p text:style-name="P18"><text:soft-page-break/><text:span text:style-name="T2">Sat 12/3/16</text:span> <text:s/>8 miles</text:p>
      <text:p text:style-name="P16">½ mile warm up to the indoor track and rested 5 minutes</text:p>
      <text:p text:style-name="P16">1 mile on the indoor track with no shoes in 9:01</text:p>
      <text:p text:style-name="P16">rested 5 minutes</text:p>
      <text:p text:style-name="P16">On a treadmill with shoes I ran 6 x ½ mile and 1 x ¾ mile with ¼ mile jog before each interval.</text:p>
      <text:p text:style-name="P16">The ¼ mile jogs took about 3 minutes each.</text:p>
      <text:p text:style-name="P16">Times for the ½ miles: 4:00, 4:00, 4:00, 3:54, 3:45, 3:42</text:p>
      <text:p text:style-name="P16">Time for the ¾ mile: 5:25 or 7:14/mile pace.</text:p>
      <text:p text:style-name="P16">Warmed down with a mile jog.</text:p>
      <text:p text:style-name="P16"/>
      <text:p text:style-name="P16">Sun <text:s/>12/4/16 <text:s/><text:span text:style-name="T1">3.5 miles</text:span></text:p>
      <text:p text:style-name="P16">I ran without shoes on the indoor track.</text:p>
      <text:p text:style-name="P16">3 miles: <text:s/>9:47 + 8:58 + 8:43 = 27:28</text:p>
      <text:p text:style-name="P16">rested 2 minutes and warmed down with ½ mile in 5:17</text:p>
      <text:p text:style-name="P16"/>
      <text:p text:style-name="P16">Mon <text:s/>12/5/16 <text:s/><text:span text:style-name="T1">5.6 miles</text:span></text:p>
      <text:p text:style-name="P16">½ mile to the indoor track</text:p>
      <text:p text:style-name="P16">On the indoor track with no shoes 1 mile in 4:30 + 3:59 = 8:29 and rested 6 minutes</text:p>
      <text:p text:style-name="P16">On a treadmill: </text:p>
      <text:p text:style-name="P16">0.4 miles at various paces as fast as 6:58/mile and rested 3 minutes</text:p>
      <text:p text:style-name="P16">0.1 mile lead into a 3.1 mile run. </text:p>
      <text:p text:style-name="P16">Splits (mile, mile, mile, 0.1 mile) for the 3.1 miles: <text:s/></text:p>
      <text:p text:style-name="P16"><text:tab/>7:45 + 7:37 + 7:23 + 0:39 = 23:24</text:p>
      <text:p text:style-name="P16">½ mile walk and jog warm down</text:p>
      <text:p text:style-name="P16"/>
      <text:p text:style-name="P16">Tues 12/6/16 <text:span text:style-name="T1">4 miles</text:span></text:p>
      <text:p text:style-name="P16">On the indoor track with no shoes 2 miles in 9:53 + 8:45 = 18:37 and rested 2 minutes</text:p>
      <text:p text:style-name="P16">On the treadmill with shoes 2 miles in 9:00 + 8:30 = 17:45</text:p>
      <text:p text:style-name="P16"/>
      <text:list xml:id="list3083619854723969264" text:style-name="L1">
        <text:list-item>
          <text:list>
            <text:list-header>
              <text:p text:style-name="P20"/>
            </text:list-header>
          </text:list>
        </text:list-item>
      </text:list>
      <text:list xml:id="list3348106088743973628" text:style-name="L2">
        <text:list-item>
          <text:list>
            <text:list-header>
              <text:p text:style-name="P21"/>
            </text:list-header>
          </text:list>
        </text:list-item>
      </text:list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06T08:22:50.28</dc:date>
    <dc:creator>James Lombardi</dc:creator>
    <meta:editing-duration>PT18H2M29S</meta:editing-duration>
    <meta:editing-cycles>103</meta:editing-cycles>
    <meta:generator>OpenOffice/4.1.2$Win32 OpenOffice.org_project/412m3$Build-9782</meta:generator>
    <meta:document-statistic meta:table-count="0" meta:image-count="0" meta:object-count="0" meta:page-count="9" meta:paragraph-count="306" meta:word-count="3039" meta:character-count="14905"/>
  </office:meta>
</office:document-meta>
</file>